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finitioner</text:h>
      <text:h text:style-name="Heading_20_2" text:outline-level="2">Krav på inmatning (formulär)</text:h>
      <text:p text:style-name="Standard">Formuläret kan både användas för att boka en period och att skicka ett meddelande</text:p>
      <text:p text:style-name="Standard">Fält som måste fyllas i är: </text:p>
      <text:list xml:id="list720040501477117934" text:style-name="L1">
        <text:list-item>
          <text:p text:style-name="P2">Namn</text:p>
        </text:list-item>
        <text:list-item>
          <text:p text:style-name="P2">Kontaktuppgifter samt </text:p>
        </text:list-item>
        <text:list-item>
          <text:p text:style-name="P2">Bokningsperiod eller Meddelande</text:p>
        </text:list-item>
      </text:list>
      <text:p text:style-name="Standard"/>
      <text:p text:style-name="Standard">Bokningsperiod: Måste vara minst en vecka framåt. Perioden måste vara ledig.</text:p>
      <text:p text:style-name="Standard"/>
      <text:h text:style-name="Heading_20_2" text:outline-level="2">Reservationsbekräftelse till kund</text:h>
      <text:p text:style-name="Text_20_body">Automatiskt genererad bekräftelse till kund vid bokning ska innehålla:</text:p>
      <text:list xml:id="list39574968" text:continue-numbering="true" text:style-name="L1">
        <text:list-item>
          <text:p text:style-name="P2">Att bokning inkommit till Alanyaboende</text:p>
        </text:list-item>
        <text:list-item>
          <text:p text:style-name="P2">Kontaktuppgifter till Alnanyaboende</text:p>
        </text:list-item>
      </text:list>
      <text:p text:style-name="P1"/>
      <text:list xml:id="list39584857" text:continue-numbering="true" text:style-name="L1">
        <text:list-item>
          <text:p text:style-name="P2">Kundens namn</text:p>
        </text:list-item>
        <text:list-item>
          <text:p text:style-name="P2">Kundens kontaktuppgifter</text:p>
        </text:list-item>
        <text:list-item>
          <text:p text:style-name="P2">Bokningsperiod</text:p>
        </text:list-item>
        <text:list-item>
          <text:p text:style-name="P2">Eventuella tillval</text:p>
        </text:list-item>
        <text:list-item>
          <text:p text:style-name="P2">Eventuellt meddelande</text:p>
        </text:list-item>
      </text:list>
      <text:p text:style-name="P1"/>
      <text:list xml:id="list39587242" text:continue-numbering="true" text:style-name="L1">
        <text:list-item>
          <text:p text:style-name="P2">Villkor för bokning och betalning.</text:p>
        </text:list-item>
      </text:list>
      <text:p text:style-name="Standard"/>
      <text:h text:style-name="Heading_20_2" text:outline-level="2">Beställning av uthyrningstjänst</text:h>
      <text:p text:style-name="Standard">Automatiskt genererad bekräftelse till leveransorganisation ska innehålla:</text:p>
      <text:p text:style-name="Standard"/>
      <text:p text:style-name="Standard">Att bokningen kommer från Alanyaboende (specificering av lägenhet)</text:p>
      <text:list xml:id="list39573967" text:continue-numbering="true" text:style-name="L1">
        <text:list-item>
          <text:p text:style-name="P2">Bokningsperiod</text:p>
        </text:list-item>
        <text:list-item>
          <text:p text:style-name="P2">Eventuella tillval som ska beställas</text:p>
        </text:list-item>
        <text:list-item>
          <text:p text:style-name="P2">Eventuellt meddelande från administratör</text:p>
        </text:list-item>
      </text:list>
      <text:p text:style-name="Standard"/>
      <text:p text:style-name="Standard">Uppgifter om mottagaren av leveransen</text:p>
      <text:list xml:id="list39575062" text:continue-numbering="true" text:style-name="L1">
        <text:list-item>
          <text:p text:style-name="P2">Kundens namn</text:p>
        </text:list-item>
        <text:list-item>
          <text:p text:style-name="P2">Kundens kontaktuppgifter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09T20:57:33.49</meta:creation-date>
    <meta:generator>OpenOffice/4.0.0$Win32 OpenOffice.org_project/400m3$Build-9702</meta:generator>
    <dc:date>2013-12-11T19:43:38.60</dc:date>
    <dc:creator>Lotta Onsö</dc:creator>
    <meta:editing-duration>PT6H57M48S</meta:editing-duration>
    <meta:editing-cycles>9</meta:editing-cycles>
    <meta:document-statistic meta:table-count="0" meta:image-count="0" meta:object-count="0" meta:page-count="1" meta:paragraph-count="27" meta:word-count="129" meta:character-count="931"/>
  </office:meta>
</office:document-meta>
</file>